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Google Sans Text1" svg:font-family="'Google Sans Text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Google Sans Text2" svg:font-family="'Google Sans Text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15%"/>
    </style:style>
    <style:style style:name="P2" style:family="paragraph" style:parent-style-name="Standard" style:master-page-name="Standard">
      <style:paragraph-properties fo:margin-top="0in" fo:margin-bottom="0.1665in" loext:contextual-spacing="false" fo:line-height="115%" style:page-number="1"/>
    </style:style>
    <style:style style:name="P3" style:family="paragraph" style:parent-style-name="Standard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4" style:family="paragraph" style:parent-style-name="Standard" style:list-style-name="WWNum9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6" style:family="paragraph" style:parent-style-name="Standard" style:list-style-name="WWNum10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1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3" style:family="paragraph" style:parent-style-name="Standard" style:list-style-name="WWNum11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28" style:family="paragraph" style:parent-style-name="Standard" style:list-style-name="WWNum9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29" style:family="paragraph" style:parent-style-name="Standard" style:list-style-name="WWNum7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0" style:family="paragraph" style:parent-style-name="Standard" style:list-style-name="WWNum10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3" style:family="paragraph" style:parent-style-name="Standard" style:list-style-name="WWNum12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4" style:family="paragraph" style:parent-style-name="Standard" style:list-style-name="WWNum6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5" style:family="paragraph" style:parent-style-name="Standard" style:list-style-name="WWNum11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6" style:family="paragraph" style:parent-style-name="Standard" style:list-style-name="WWNum5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8" style:family="paragraph" style:parent-style-name="Standard" style:list-style-name="WWNum8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9" style:family="paragraph" style:parent-style-name="Standard" style:list-style-name="WWNum4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40" style:family="paragraph" style:parent-style-name="Standard">
      <style:paragraph-properties fo:line-height="114%" fo:padding="0in" fo:border="none"/>
    </style:style>
    <style:style style:name="P41" style:family="paragraph" style:parent-style-name="Heading_20_3">
      <style:paragraph-properties fo:margin-left="0.5in" fo:margin-right="0in" fo:margin-top="0in" fo:margin-bottom="0.0555in" loext:contextual-spacing="false" fo:line-height="115%" fo:text-indent="-0.25in" style:auto-text-indent="false"/>
    </style:style>
    <style:style style:name="P4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oogle Sans Text" fo:font-weight="bold" style:font-name-asian="Google Sans Text2" style:font-weight-asian="bold" style:font-name-complex="Google Sans Text2" style:font-weight-complex="bold"/>
    </style:style>
    <style:style style:name="T2" style:family="text">
      <style:text-properties style:font-name="Google Sans Text" fo:font-size="13pt" style:font-name-asian="Google Sans Text2" style:font-size-asian="13pt" style:font-name-complex="Google Sans Text2" style:font-size-complex="13pt"/>
    </style:style>
    <style:style style:name="T3" style:family="text">
      <style:text-properties style:font-name="Google Sans Text" fo:font-style="italic" fo:font-weight="bold" style:font-name-asian="Google Sans Text2" style:font-style-asian="italic" style:font-weight-asian="bold" style:font-name-complex="Google Sans Text2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ere are the 12 Practical Workshops (2-4 Weeks Duration).</text:span></text:p>
      <text:p text:style-name="P1"><text:span text:style-name="T1">These are designed as "Job Simulations." Instead of just learning theory, students step into a specific role to solve a specific problem. I have mapped specific modules from your Master List to show exactly how they are constructed.</text:span></text:p>
      <text:p text:style-name="P3"><draw:rect text:anchor-type="as-char" style:rel-width="100%" draw:z-index="0" draw:style-name="gr1" draw:text-style-name="P42" svg:width="0.0012in" svg:height="0.0213in"><text:p/></draw:rect></text:p>
      <text:p text:style-name="P41"><text:bookmark text:name="_smzsge3lgi3h"/><text:span text:style-name="T2">1. The Bug Bounty Hunter</text:span></text:p>
      <text:list xml:id="list3617473721" text:style-name="WWNum9">
        <text:list-item>
          <text:p text:style-name="P16"><text:span text:style-name="T1">Role: Freelance Security Researcher</text:span></text:p>
        </text:list-item>
        <text:list-item>
          <text:p text:style-name="P16"><text:span text:style-name="T1">Mission: Find and report valid vulnerabilities in a practice banking application.</text:span></text:p>
        </text:list-item>
        <text:list-item>
          <text:p text:style-name="P16"><text:span text:style-name="T1">Technical Modules:</text:span></text:p>
          <text:list>
            <text:list-item>
              <text:p text:style-name="P28"><text:span text:style-name="T1">[Tech #20] Web Application Security (OWASP Top 10)</text:span></text:p>
            </text:list-item>
            <text:list-item>
              <text:p text:style-name="P28"><text:span text:style-name="T1">[Tech #21] Burp Suite Professional</text:span></text:p>
            </text:list-item>
            <text:list-item>
              <text:p text:style-name="P28"><text:span text:style-name="T1">[Tech #19] Vulnerability Assessment</text:span></text:p>
            </text:list-item>
          </text:list>
        </text:list-item>
        <text:list-item>
          <text:p text:style-name="P16"><text:span text:style-name="T1">Soft Skill Modules:</text:span></text:p>
          <text:list>
            <text:list-item>
              <text:p text:style-name="P28"><text:span text:style-name="T1">[Soft #10] Technical Writing (Writing professional bug reports)</text:span></text:p>
            </text:list-item>
            <text:list-item>
              <text:p text:style-name="P28"><text:span text:style-name="T1">[Soft #36] Workplace Ethics &amp; Integrity (Rules of Engagement)</text:span></text:p>
            </text:list-item>
          </text:list>
        </text:list-item>
        <text:list-item>
          <text:p text:style-name="P4"><text:span text:style-name="T1">Outcome: A submitted vulnerability report and a "Hall of Fame" entry.</text:span></text:p>
        </text:list-item>
      </text:list>
      <text:p text:style-name="P41"><text:bookmark text:name="_up8r2tg3n1zb"/><text:span text:style-name="T2">2. The SOC War Room</text:span></text:p>
      <text:list xml:id="list3553946554" text:style-name="WWNum7">
        <text:list-item>
          <text:p text:style-name="P17"><text:span text:style-name="T1">Role: Tier 1 SOC Analyst</text:span></text:p>
        </text:list-item>
        <text:list-item>
          <text:p text:style-name="P17"><text:span text:style-name="T1">Mission: Survive a "Hell Week" simulation of continuous alerts, separating false positives from real attacks.</text:span></text:p>
        </text:list-item>
        <text:list-item>
          <text:p text:style-name="P17"><text:span text:style-name="T1">Technical Modules:</text:span></text:p>
          <text:list>
            <text:list-item>
              <text:p text:style-name="P29"><text:span text:style-name="T1">[Tech #7] SIEM Architecture &amp; Deployment</text:span></text:p>
            </text:list-item>
            <text:list-item>
              <text:p text:style-name="P29"><text:span text:style-name="T1">[Tech #8] Log Analysis &amp; Management</text:span></text:p>
            </text:list-item>
            <text:list-item>
              <text:p text:style-name="P29"><text:soft-page-break/><text:span text:style-name="T1">[Tech #5] Network Traffic Analysis</text:span></text:p>
            </text:list-item>
          </text:list>
        </text:list-item>
        <text:list-item>
          <text:p text:style-name="P17"><text:span text:style-name="T1">Soft Skill Modules:</text:span></text:p>
          <text:list>
            <text:list-item>
              <text:p text:style-name="P29"><text:span text:style-name="T1">[Soft #33] Stress Management &amp; Resilience</text:span></text:p>
            </text:list-item>
            <text:list-item>
              <text:p text:style-name="P29"><text:span text:style-name="T1">[Soft #16] Critical Thinking (Triage decision making)</text:span></text:p>
            </text:list-item>
          </text:list>
        </text:list-item>
        <text:list-item>
          <text:p text:style-name="P5"><text:span text:style-name="T1">Outcome: Handing over a shift report and successfully blocking an active intrusion.</text:span></text:p>
        </text:list-item>
      </text:list>
      <text:p text:style-name="P41"><text:bookmark text:name="_wi8p97kfwx24"/><text:span text:style-name="T2">3. Cloud Sentinel Bootcamp</text:span></text:p>
      <text:list xml:id="list76253023" text:style-name="WWNum10">
        <text:list-item>
          <text:p text:style-name="P18"><text:span text:style-name="T1">Role: Cloud Security Engineer</text:span></text:p>
        </text:list-item>
        <text:list-item>
          <text:p text:style-name="P18"><text:span text:style-name="T1">Mission: Secure a leaky AWS/Azure environment that has been misconfigured.</text:span></text:p>
        </text:list-item>
        <text:list-item>
          <text:p text:style-name="P18"><text:span text:style-name="T1">Technical Modules:</text:span></text:p>
          <text:list>
            <text:list-item>
              <text:p text:style-name="P30"><text:span text:style-name="T1">[Tech #34] Cloud Infrastructure Security</text:span></text:p>
            </text:list-item>
            <text:list-item>
              <text:p text:style-name="P30"><text:span text:style-name="T1">[Tech #35] Container Security (Docker)</text:span></text:p>
            </text:list-item>
            <text:list-item>
              <text:p text:style-name="P30"><text:span text:style-name="T1">[Tech #39] ISO 27001 (Applying standards to cloud)</text:span></text:p>
            </text:list-item>
          </text:list>
        </text:list-item>
        <text:list-item>
          <text:p text:style-name="P18"><text:span text:style-name="T1">Soft Skill Modules:</text:span></text:p>
          <text:list>
            <text:list-item>
              <text:p text:style-name="P30"><text:span text:style-name="T1">[Soft #20] Systems Thinking</text:span></text:p>
            </text:list-item>
            <text:list-item>
              <text:p text:style-name="P30"><text:span text:style-name="T1">[Soft #23] Agile Methodologies (Working in Sprints)</text:span></text:p>
            </text:list-item>
          </text:list>
        </text:list-item>
        <text:list-item>
          <text:p text:style-name="P6"><text:span text:style-name="T1">Outcome: A hardened cloud architecture with automated security alerts.</text:span></text:p>
        </text:list-item>
      </text:list>
      <text:p text:style-name="P41"><text:bookmark text:name="_1kz72f7cvww"/><text:span text:style-name="T2">4. The OSINT Detective</text:span></text:p>
      <text:list xml:id="list1418702586" text:style-name="WWNum1">
        <text:list-item>
          <text:p text:style-name="P19"><text:span text:style-name="T1">Role: Intelligence Analyst / Private Investigator</text:span></text:p>
        </text:list-item>
        <text:list-item>
          <text:p text:style-name="P19"><text:span text:style-name="T1">Mission: Track a "missing person" (fictional target) across the clear and dark web.</text:span></text:p>
        </text:list-item>
        <text:list-item>
          <text:p text:style-name="P19"><text:span text:style-name="T1">Technical Modules:</text:span></text:p>
          <text:list>
            <text:list-item>
              <text:p text:style-name="P31"><text:span text:style-name="T1">[Tech #14] OSINT (Open Source Intelligence)</text:span></text:p>
            </text:list-item>
            <text:list-item>
              <text:p text:style-name="P31"><text:soft-page-break/><text:span text:style-name="T1">[Tech #15] Digital Footprinting &amp; Reconnaissance</text:span></text:p>
            </text:list-item>
            <text:list-item>
              <text:p text:style-name="P31"><text:span text:style-name="T1">[Tech #16] Dark Web Operations</text:span></text:p>
            </text:list-item>
          </text:list>
        </text:list-item>
        <text:list-item>
          <text:p text:style-name="P19"><text:span text:style-name="T1">Soft Skill Modules:</text:span></text:p>
          <text:list>
            <text:list-item>
              <text:p text:style-name="P31"><text:span text:style-name="T1">[Soft #17] Analytical Problem Solving</text:span></text:p>
            </text:list-item>
            <text:list-item>
              <text:p text:style-name="P31"><text:span text:style-name="T1">[Soft #19] Cognitive Biases (Avoiding rabbit holes)</text:span></text:p>
            </text:list-item>
          </text:list>
        </text:list-item>
        <text:list-item>
          <text:p text:style-name="P7"><text:span text:style-name="T1">Outcome: A comprehensive Intelligence Dossier on the target.</text:span></text:p>
        </text:list-item>
      </text:list>
      <text:p text:style-name="P41"><text:bookmark text:name="_6o4of8gzlv2f"/><text:span text:style-name="T2">5. Python for Cyber Automation</text:span></text:p>
      <text:list xml:id="list964292362" text:style-name="WWNum2">
        <text:list-item>
          <text:p text:style-name="P20"><text:span text:style-name="T1">Role: Security Automation Engineer</text:span></text:p>
        </text:list-item>
        <text:list-item>
          <text:p text:style-name="P20"><text:span text:style-name="T1">Mission: "Stop doing it manually." Write scripts to automate boring reconnaissance tasks.</text:span></text:p>
        </text:list-item>
        <text:list-item>
          <text:p text:style-name="P20"><text:span text:style-name="T1">Technical Modules:</text:span></text:p>
          <text:list>
            <text:list-item>
              <text:p text:style-name="P32"><text:span text:style-name="T1">[Tech #29] Python for Cybersecurity</text:span></text:p>
            </text:list-item>
            <text:list-item>
              <text:p text:style-name="P32"><text:span text:style-name="T1">[Tech #30] Bash Scripting</text:span></text:p>
            </text:list-item>
            <text:list-item>
              <text:p text:style-name="P32"><text:span text:style-name="T1">[Tech #18] Developing Custom Security Tools</text:span></text:p>
            </text:list-item>
          </text:list>
        </text:list-item>
        <text:list-item>
          <text:p text:style-name="P20"><text:span text:style-name="T1">Soft Skill Modules:</text:span></text:p>
          <text:list>
            <text:list-item>
              <text:p text:style-name="P32"><text:span text:style-name="T1">[Soft #21] Creative Innovation</text:span></text:p>
            </text:list-item>
            <text:list-item>
              <text:p text:style-name="P32"><text:span text:style-name="T1">[Soft #22] Time Management (ROI of automation)</text:span></text:p>
            </text:list-item>
          </text:list>
        </text:list-item>
        <text:list-item>
          <text:p text:style-name="P8"><text:span text:style-name="T1">Outcome: A custom-built, working Port Scanner or Brute-force tool hosted on GitHub.</text:span></text:p>
        </text:list-item>
      </text:list>
      <text:p text:style-name="P41"><text:bookmark text:name="_ab1kxmxpo7ir"/><text:span text:style-name="T2">6. GRC &amp; Audit Masterclass</text:span></text:p>
      <text:list xml:id="list489072553" text:style-name="WWNum12">
        <text:list-item>
          <text:p text:style-name="P21"><text:span text:style-name="T1">Role: Junior IT Auditor</text:span></text:p>
        </text:list-item>
        <text:list-item>
          <text:p text:style-name="P21"><text:span text:style-name="T1">Mission: Audit a fictional company that is failing compliance and fix their mess.</text:span></text:p>
        </text:list-item>
        <text:list-item>
          <text:p text:style-name="P21"><text:span text:style-name="T1">Technical Modules:</text:span></text:p>
          <text:list>
            <text:list-item>
              <text:p text:style-name="P33"><text:soft-page-break/><text:span text:style-name="T1">[Tech #41] Risk Management Strategies</text:span></text:p>
            </text:list-item>
            <text:list-item>
              <text:p text:style-name="P33"><text:span text:style-name="T1">[Tech #42] Compliance Frameworks (GDPR/PCI-DSS)</text:span></text:p>
            </text:list-item>
            <text:list-item>
              <text:p text:style-name="P33"><text:span text:style-name="T1">[Tech #43] Internal Auditing Procedures</text:span></text:p>
            </text:list-item>
          </text:list>
        </text:list-item>
        <text:list-item>
          <text:p text:style-name="P21"><text:span text:style-name="T1">Soft Skill Modules:</text:span></text:p>
          <text:list>
            <text:list-item>
              <text:p text:style-name="P33"><text:span text:style-name="T1">[Soft #25] Business Acumen for Tech Pros</text:span></text:p>
            </text:list-item>
            <text:list-item>
              <text:p text:style-name="P33"><text:span text:style-name="T1">[Soft #14] Negotiation Skills (Convincing management to spend money)</text:span></text:p>
            </text:list-item>
          </text:list>
        </text:list-item>
        <text:list-item>
          <text:p text:style-name="P9"><text:span text:style-name="T1">Outcome: An Audit Finding Report and a Remediation Roadmap.</text:span></text:p>
        </text:list-item>
      </text:list>
      <text:p text:style-name="P41"><text:bookmark text:name="_1vl4wlkkv8j3"/><text:span text:style-name="T2">7. Red Team Operator</text:span></text:p>
      <text:list xml:id="list1575763426" text:style-name="WWNum6">
        <text:list-item>
          <text:p text:style-name="P22"><text:span text:style-name="T1">Role: Adversary Simulator</text:span></text:p>
        </text:list-item>
        <text:list-item>
          <text:p text:style-name="P22"><text:span text:style-name="T1">Mission: Breach a corporate network starting from a phishing email to Domain Admin.</text:span></text:p>
        </text:list-item>
        <text:list-item>
          <text:p text:style-name="P22"><text:span text:style-name="T1">Technical Modules:</text:span></text:p>
          <text:list>
            <text:list-item>
              <text:p text:style-name="P34"><text:span text:style-name="T1">[Tech #26] Social Engineering Tactics</text:span></text:p>
            </text:list-item>
            <text:list-item>
              <text:p text:style-name="P34"><text:span text:style-name="T1">[Tech #25] Active Directory Attacks</text:span></text:p>
            </text:list-item>
            <text:list-item>
              <text:p text:style-name="P34"><text:span text:style-name="T1">[Tech #24] Lateral Movement Techniques</text:span></text:p>
            </text:list-item>
          </text:list>
        </text:list-item>
        <text:list-item>
          <text:p text:style-name="P22"><text:span text:style-name="T1">Soft Skill Modules:</text:span></text:p>
          <text:list>
            <text:list-item>
              <text:p text:style-name="P34"><text:span text:style-name="T1">[Soft #18] Strategic Decision Making</text:span></text:p>
            </text:list-item>
            <text:list-item>
              <text:p text:style-name="P34"><text:span text:style-name="T1">[Soft #15] Persuasion &amp; Influence</text:span></text:p>
            </text:list-item>
          </text:list>
        </text:list-item>
        <text:list-item>
          <text:p text:style-name="P10"><text:span text:style-name="T1">Outcome: A complete "Kill Chain" execution and debrief presentation.</text:span></text:p>
        </text:list-item>
      </text:list>
      <text:p text:style-name="P41"><text:bookmark text:name="_dga1n1wyr2ud"/><text:span text:style-name="T2">8. The Career Launchpad</text:span></text:p>
      <text:list xml:id="list557948916" text:style-name="WWNum11">
        <text:list-item>
          <text:p text:style-name="P23"><text:span text:style-name="T1">Role: Job Candidate</text:span></text:p>
        </text:list-item>
        <text:list-item>
          <text:p text:style-name="P23"><text:span text:style-name="T1">Mission: Get hired. (This is a non-technical, pure career-focused workshop).</text:span></text:p>
        </text:list-item>
        <text:list-item>
          <text:p text:style-name="P23"><text:soft-page-break/><text:span text:style-name="T1">Technical Modules: </text:span><text:span text:style-name="T3">N/A (Focus is on employability)</text:span></text:p>
        </text:list-item>
        <text:list-item>
          <text:p text:style-name="P23"><text:span text:style-name="T1">Soft Skill Modules:</text:span></text:p>
          <text:list>
            <text:list-item>
              <text:p text:style-name="P35"><text:span text:style-name="T1">[Soft #1] Resume Building &amp; Optimization</text:span></text:p>
            </text:list-item>
            <text:list-item>
              <text:p text:style-name="P35"><text:span text:style-name="T1">[Soft #2] Interview Preparation &amp; Mock Sessions</text:span></text:p>
            </text:list-item>
            <text:list-item>
              <text:p text:style-name="P35"><text:span text:style-name="T1">[Soft #4] LinkedIn Growth &amp; Optimization</text:span></text:p>
            </text:list-item>
            <text:list-item>
              <text:p text:style-name="P35"><text:span text:style-name="T1">[Soft #6] Professional Networking Strategies</text:span></text:p>
            </text:list-item>
          </text:list>
        </text:list-item>
        <text:list-item>
          <text:p text:style-name="P11"><text:span text:style-name="T1">Outcome: A finalized Resume, Cover Letter, LinkedIn Profile, and Mock Interview recording.</text:span></text:p>
        </text:list-item>
      </text:list>
      <text:p text:style-name="P41"><text:bookmark text:name="_t63kebaxuvye"/><text:span text:style-name="T2">9. Digital Forensics Investigator</text:span></text:p>
      <text:list xml:id="list4246829073" text:style-name="WWNum5">
        <text:list-item>
          <text:p text:style-name="P24"><text:span text:style-name="T1">Role: Cyber Crime Investigator</text:span></text:p>
        </text:list-item>
        <text:list-item>
          <text:p text:style-name="P24"><text:span text:style-name="T1">Mission: Analyze a seized hard drive to find evidence of corporate espionage.</text:span></text:p>
        </text:list-item>
        <text:list-item>
          <text:p text:style-name="P24"><text:span text:style-name="T1">Technical Modules:</text:span></text:p>
          <text:list>
            <text:list-item>
              <text:p text:style-name="P36"><text:span text:style-name="T1">[Tech #12] Digital Forensics</text:span></text:p>
            </text:list-item>
            <text:list-item>
              <text:p text:style-name="P36"><text:span text:style-name="T1">[Tech #13] Evidence Handling &amp; Chain of Custody</text:span></text:p>
            </text:list-item>
            <text:list-item>
              <text:p text:style-name="P36"><text:span text:style-name="T1">[Tech #27] Malware Analysis Fundamentals</text:span></text:p>
            </text:list-item>
          </text:list>
        </text:list-item>
        <text:list-item>
          <text:p text:style-name="P24"><text:span text:style-name="T1">Soft Skill Modules:</text:span></text:p>
          <text:list>
            <text:list-item>
              <text:p text:style-name="P36"><text:span text:style-name="T1">[Soft #36] Workplace Ethics (Legal admissibility)</text:span></text:p>
            </text:list-item>
            <text:list-item>
              <text:p text:style-name="P36"><text:span text:style-name="T1">[Soft #11] Report Writing for Executives</text:span></text:p>
            </text:list-item>
          </text:list>
        </text:list-item>
        <text:list-item>
          <text:p text:style-name="P12"><text:span text:style-name="T1">Outcome: A Forensic Investigation Report admissible in "court."</text:span></text:p>
        </text:list-item>
      </text:list>
      <text:p text:style-name="P41"><text:bookmark text:name="_iwwpcy68l9zr"/><text:span text:style-name="T2">10. AI-Powered Security</text:span></text:p>
      <text:list xml:id="list846177161" text:style-name="WWNum3">
        <text:list-item>
          <text:p text:style-name="P25"><text:span text:style-name="T1">Role: AI Security Specialist</text:span></text:p>
        </text:list-item>
        <text:list-item>
          <text:p text:style-name="P25"><text:span text:style-name="T1">Mission: Build a defense system using AI and then try to trick it.</text:span></text:p>
        </text:list-item>
        <text:list-item>
          <text:p text:style-name="P25"><text:soft-page-break/><text:span text:style-name="T1">Technical Modules:</text:span></text:p>
          <text:list>
            <text:list-item>
              <text:p text:style-name="P37"><text:span text:style-name="T1">[Tech #47] AI for Defense (SOC Automation)</text:span></text:p>
            </text:list-item>
            <text:list-item>
              <text:p text:style-name="P37"><text:span text:style-name="T1">[Tech #48] Adversarial AI (Attacking Models)</text:span></text:p>
            </text:list-item>
            <text:list-item>
              <text:p text:style-name="P37"><text:span text:style-name="T1">[Tech #49] LLM Security</text:span></text:p>
            </text:list-item>
          </text:list>
        </text:list-item>
        <text:list-item>
          <text:p text:style-name="P25"><text:span text:style-name="T1">Soft Skill Modules:</text:span></text:p>
          <text:list>
            <text:list-item>
              <text:p text:style-name="P37"><text:span text:style-name="T1">[Soft #27] Change Management (Adapting to AI)</text:span></text:p>
            </text:list-item>
            <text:list-item>
              <text:p text:style-name="P37"><text:span text:style-name="T1">[Soft #16] Critical Thinking</text:span></text:p>
            </text:list-item>
          </text:list>
        </text:list-item>
        <text:list-item>
          <text:p text:style-name="P13"><text:span text:style-name="T1">Outcome: A functioning "AI Defense Agent" and a report on its blind spots.</text:span></text:p>
        </text:list-item>
      </text:list>
      <text:p text:style-name="P41"><text:bookmark text:name="_x1tao0t941om"/><text:span text:style-name="T2">11. API &amp; AppSec Defender</text:span></text:p>
      <text:list xml:id="list659035874" text:style-name="WWNum8">
        <text:list-item>
          <text:p text:style-name="P26"><text:span text:style-name="T1">Role: Application Security Engineer</text:span></text:p>
        </text:list-item>
        <text:list-item>
          <text:p text:style-name="P26"><text:span text:style-name="T1">Mission: Take a broken, vulnerable API and rewrite the code to make it secure.</text:span></text:p>
        </text:list-item>
        <text:list-item>
          <text:p text:style-name="P26"><text:span text:style-name="T1">Technical Modules:</text:span></text:p>
          <text:list>
            <text:list-item>
              <text:p text:style-name="P38"><text:span text:style-name="T1">[Tech #38] API Security Testing</text:span></text:p>
            </text:list-item>
            <text:list-item>
              <text:p text:style-name="P38"><text:span text:style-name="T1">[Tech #31] Secure Coding Practices</text:span></text:p>
            </text:list-item>
            <text:list-item>
              <text:p text:style-name="P38"><text:span text:style-name="T1">[Tech #32] Code Review</text:span></text:p>
            </text:list-item>
          </text:list>
        </text:list-item>
        <text:list-item>
          <text:p text:style-name="P26"><text:span text:style-name="T1">Soft Skill Modules:</text:span></text:p>
          <text:list>
            <text:list-item>
              <text:p text:style-name="P38"><text:span text:style-name="T1">[Soft #32] Team Collaboration Dynamics (Dev vs. Sec)</text:span></text:p>
            </text:list-item>
            <text:list-item>
              <text:p text:style-name="P38"><text:span text:style-name="T1">[Soft #31] Conflict Resolution</text:span></text:p>
            </text:list-item>
          </text:list>
        </text:list-item>
        <text:list-item>
          <text:p text:style-name="P14"><text:span text:style-name="T1">Outcome: A "Before &amp; After" code review showing fixed vulnerabilities.</text:span></text:p>
        </text:list-item>
      </text:list>
      <text:p text:style-name="P41"><text:bookmark text:name="_bjqr0wbbcvpp"/><text:span text:style-name="T2">12. The CISO Simulation</text:span></text:p>
      <text:list xml:id="list3092172492" text:style-name="WWNum4">
        <text:list-item>
          <text:p text:style-name="P27"><text:span text:style-name="T1">Role: Chief Information Security Officer (CISO)</text:span></text:p>
        </text:list-item>
        <text:list-item>
          <text:p text:style-name="P27"><text:soft-page-break/><text:span text:style-name="T1">Mission: Manage a massive cyber crisis while handling the Board of Directors and budget cuts.</text:span></text:p>
        </text:list-item>
        <text:list-item>
          <text:p text:style-name="P27"><text:span text:style-name="T1">Technical Modules:</text:span></text:p>
          <text:list>
            <text:list-item>
              <text:p text:style-name="P39"><text:span text:style-name="T1">[Tech #45] Cyber Warfare Tactics</text:span></text:p>
            </text:list-item>
            <text:list-item>
              <text:p text:style-name="P39"><text:span text:style-name="T1">[Tech #44] Third-Party Risk Management</text:span></text:p>
            </text:list-item>
          </text:list>
        </text:list-item>
        <text:list-item>
          <text:p text:style-name="P27"><text:span text:style-name="T1">Soft Skill Modules:</text:span></text:p>
          <text:list>
            <text:list-item>
              <text:p text:style-name="P39"><text:span text:style-name="T1">[Soft #34] Leadership Fundamentals</text:span></text:p>
            </text:list-item>
            <text:list-item>
              <text:p text:style-name="P39"><text:span text:style-name="T1">[Soft #28] Crisis Management</text:span></text:p>
            </text:list-item>
            <text:list-item>
              <text:p text:style-name="P39"><text:span text:style-name="T1">[Soft #26] Financial Literacy (Budgeting)</text:span></text:p>
            </text:list-item>
          </text:list>
        </text:list-item>
        <text:list-item>
          <text:p text:style-name="P15"><text:span text:style-name="T1">Outcome: A Strategic Crisis Response Plan and a Board Presentation.</text:span></text:p>
        </text:list-item>
      </text:list>
      <text:p text:style-name="P3"><draw:rect text:anchor-type="as-char" style:rel-width="100%" draw:z-index="1" draw:style-name="gr1" draw:text-style-name="P42" svg:width="0.0012in" svg:height="0.0213in"><text:p/></draw:rect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 Text1" svg:font-family="'Google Sans Text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Google Sans Text2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2" style:display-name="ListLabel 2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11" style:display-name="ListLabel 11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20" style:display-name="ListLabel 20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29" style:display-name="ListLabel 29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38" style:display-name="ListLabel 38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47" style:display-name="ListLabel 47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56" style:display-name="ListLabel 56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65" style:display-name="ListLabel 65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74" style:display-name="ListLabel 74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83" style:display-name="ListLabel 83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92" style:display-name="ListLabel 92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101" style:display-name="ListLabel 101" style:family="text">
      <style:text-properties style:text-underline-style="none" fo:font-weight="bold" style:font-name-asian="Google Sans Text2" style:font-family-asian="'Google Sans Text'" style:font-family-generic-asian="system" style:font-pitch-asian="variable" style:font-name-complex="Google Sans Text2" style:font-family-complex="'Google Sans Text'" style:font-family-generic-complex="system" style:font-pitch-complex="variabl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35" meta:word-count="942" meta:character-count="5751" meta:non-whitespace-character-count="5061"/>
    <meta:generator>LibreOfficeDev/6.0.5.2$Linux_X86_64 LibreOffice_project/</meta:generator>
  </office:meta>
</office:document-meta>
</file>